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cumentTracer.startCDATA( Augmentations au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ocumentTracer.warning( String domain , String key , XMLParse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Tracer.endDTD( Augmentations au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ocumentTracer.ignorableWhitespace( XMLString text , Augmentations au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ocumentTracer.occurrence( short occurrence , Augmentations aug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DocumentTracer.emptyElement( QName element , XMLAttributes attributes , Augmentations au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ocumentTracer.DocumentTrac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Tracer.endGroup( Augmentations au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ocumentTracer.separator( short separator , Augmentations aug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DocumentTracer.processingInstruction( String target , XMLString data , Augmentations au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ocumentTracer.fatalError( String domain , String key , XMLParse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cumentTracer.endAttlist( Augmentations au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ocumentTracer.endContentModel( Augmentations au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ocumentTracer.printAugmentations( Augmentations au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ocumentTracer.unparsedEntityDecl( String name , XMLResourceIdentifier identifier , String notation , Augmentations au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DocumentTracer.pcdata( Augmentations au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ocumentTracer.characters( XMLString text , Augmentations au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ocumentTracer.doctypeDecl( String rootElement , String publicId , String systemId , Augmentations au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DocumentTracer.endDocument( Augmentations au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ocumentTracer.startDocument( XMLLocator locator , String encoding , NamespaceContext namespaceContext , Augmentations au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DocumentTracer.xmlDecl( String version , String encoding , String standalone , Augmentations au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ocumentTracer.printInScopeNamespac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ocumentTracer.notationDecl( String name , XMLResourceIdentifier identifier , Augmentations au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DocumentTracer.endParameterEntity( String name , Augmentations au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ocumentTracer.DocumentTracer( XMLParserConfiguration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cumentTracer.startElement( QName element , XMLAttributes attributes , Augmentations au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ocumentTracer.endCDATA( Augmentations au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ocumentTracer.any( Augmentations au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ocumentTracer.comment( XMLString text , Augmentations au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ocumentTracer.startAttlist( String elementName , Augmentations au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ocumentTracer.startContentModel( String elementName , Augmentations au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ocumentTracer.textDecl( String version , String encoding , Augmentations au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ocumentTracer.endElement( QName element , Augmentations au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DocumentTracer.setOutput( OutputStream stream , String encod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cumentTracer.printElement( QName element , XMLAttributes attribute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67">
            <text:p text:style-name="Table_20_Contents">67</text:p>
          </table:table-cell>
        </table:table-row>
        <table:table-row>
          <table:table-cell office:value-type="string">
            <text:p text:style-name="Table_20_Contents">DocumentTracer.ignoredCharacters( XMLString text , Augmentations au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ocumentTracer.externalEntityDecl( String name , XMLResourceIdentifier identifier , Augmentations au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DocumentTracer.printQuotedString( char [ ] ch , int offset ,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cumentTracer.element( String elementName , Augmentations au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ocumentTracer.startConditional( short type , Augmentations aug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DocumentTracer.startParameterEntity( String name , XMLResourceIdentifier identifier , String encoding , Augmentations au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DocumentTracer.empty( Augmentations au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ocumentTracer.elementDecl( String name , String contentModel , Augmentations au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ocumentTracer.startGroup( Augmentations au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ocumentTracer.endGeneralEntity( String name , Augmentations au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ocumentTracer.main( String [ ] argv )</text:p>
          </table:table-cell>
          <table:table-cell office:value-type="float" office:value="30">
            <text:p text:style-name="Table_20_Contents">30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37">
            <text:p text:style-name="Table_20_Contents">137</text:p>
          </table:table-cell>
        </table:table-row>
        <table:table-row>
          <table:table-cell office:value-type="string">
            <text:p text:style-name="Table_20_Contents">DocumentTracer.setOutput( Writer wri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cumentTracer.error( String domain , String key , XMLParse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Tracer.startDTD( XMLLocator locator , Augmentations au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DocumentTracer.normalizeAndPrint( char c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DocumentTracer.printEndNamespaceMapp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ocumentTracer.printError( String type , XMLParseException 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DocumentTracer.startGeneralEntity( String name , XMLResourceIdentifier identifier , String encoding , Augmentations au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DocumentTracer.printInd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cumentTracer.startExternalSubset( XMLResourceIdentifier identifier , Augmentations au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ocumentTracer.printQuotedString( String 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ocumentTracer.endConditional( Augmentations au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ocumentTracer.endExternalSubset( Augmentations au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ocumentTracer.printUsag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DocumentTracer.internalEntityDecl( String name , XMLString text , XMLString nonNormalizedText , Augmentations au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DocumentTracer.attributeDecl( String elementName , String attributeName , String type , String [ ] enumeration , String defaultType , XMLString defaultValue , XMLString nonNormalizedDefaultValue , Augmentations aug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54">
            <text:p text:style-name="Table_20_Contents">5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